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306E608431D23AC7538.png" manifest:media-type="image/png"/>
  <manifest:file-entry manifest:full-path="Pictures/10000201000002A100000306EF88038096FE4B28.png" manifest:media-type="image/png"/>
  <manifest:file-entry manifest:full-path="Pictures/100002010000035F000003062113A1BBA9DD7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as-char" svg:width="7.8cm" svg:height="7.001cm" draw:z-index="0"><draw:image xlink:href="Pictures/100002010000035F000003062113A1BBA9DD7263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19.549cm" draw:z-index="1"><draw:image xlink:href="Pictures/10000201000002A100000306EF88038096FE4B2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3" text:anchor-type="char" svg:width="17cm" svg:height="15.245cm" draw:z-index="2"><draw:image xlink:href="Pictures/100002010000035F00000306E608431D23AC753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03:05.671390780</meta:creation-date>
    <dc:date>2022-12-01T14:38:56.364013558</dc:date>
    <meta:editing-duration>PT18M43S</meta:editing-duration>
    <meta:editing-cycles>1</meta:editing-cycles>
    <meta:document-statistic meta:table-count="0" meta:image-count="3" meta:object-count="0" meta:page-count="3" meta:paragraph-count="1" meta:word-count="0" meta:character-count="0" meta:non-whitespace-character-count="0"/>
    <meta:generator>LibreOffice/7.0.4.2$Linux_X86_64 LibreOffice_project/00$Build-2</meta:generator>
  </office:meta>
</office:document-meta>
</file>